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6.7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9d9d9" style:diagonal-bl-tr="none" style:diagonal-tl-br="none" fo:border="0.99pt solid #000000" style:rotation-align="none"/>
      <style:text-properties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</office:automatic-styles>
  <office:body>
    <office:spreadsheet>
      <table:table table:name="Administrar torneo - ESC01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Administrar torne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típic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9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0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istrar torneo - ESC02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Administrar torne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alternativ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9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0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istrar torneo - ESC03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Administrar torne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excepcional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istrar torneo - ESC04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Administrar torne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alternativ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istrar torneo - ESC05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Administrar torne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alternativ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istrar torneo - ESC06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Administrar torne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alternativ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istrar torneo - ESC07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Administrar torne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excepcional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r partidas en curso como espectador - ESC0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Visualizar partidas en curso como espectador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típic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9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9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0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r partidas en curso como espectador - ESC02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Visualizar partidas en curso como espectador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alternativ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r partidas en curso como espectador - ESC03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Visualizar partidas en curso como espectador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alternativ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veer ayuda sobre el juego - ESC01" table:style-name="ta1" table:print="false">
        <table:table-column table:style-name="co4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Proveer ayuda sobre el jueg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típic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veer ayuda sobre el juego - ESC02" table:style-name="ta1" table:print="false">
        <table:table-column table:style-name="co4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Proveer ayuda sobre el jueg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excepcional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r opciones de juego - ESC01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Configurar opciones de jueg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típic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r opciones de juego - ESC02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Configurar opciones de jueg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alternativ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9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0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P-0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7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8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9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0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2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3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4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5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6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r opciones de juego - ESC03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table:number-columns-spanned="7" table:number-rows-spanned="1">
            <text:p>Caso de uso: Configurar opciones de juego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Descripcion del escenario: Escenario excepcional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1" office:value-type="string" table:number-columns-spanned="3" table:number-rows-spanned="1">
            <text:p>Juan Carlos Villalta Alvarado – A96812</text:p>
          </table:table-cell>
          <table:covered-table-cell table:number-columns-repeated="2" table:style-name="ce1"/>
          <table:table-cell table:style-name="ce1" office:value-type="string" table:number-columns-spanned="4" table:number-rows-spanned="1">
            <text:p>Fecha: 21/04/2013</text:p>
          </table:table-cell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CP-0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Defectos encont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obteni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Resultados esperados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>
          <table:table-cell table:style-name="ce3" office:value-type="string">
            <text:p>Ent-1</text:p>
          </table:table-cell>
          <table:table-cell table:style-name="ce4" table:number-columns-spanned="6" table:number-rows-spanned="1"/>
          <table:covered-table-cell table:number-columns-repeated="5" table:style-name="ce4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8:59:24.28</meta:creation-date>
    <meta:editing-duration>PT5H12M22S</meta:editing-duration>
    <meta:editing-cycles>24</meta:editing-cycles>
    <meta:generator>LibreOffice/3.5$Windows_x86 LibreOffice_project/7122e39-92ed229-498d286-15e43b4-d70da21</meta:generator>
    <meta:initial-creator>Juan Carlos Villalta Alvarado</meta:initial-creator>
    <dc:date>2013-04-21T16:17:26.42</dc:date>
    <dc:creator>Juan Carlos Villalta Alvarado</dc:creator>
    <meta:document-statistic meta:table-count="15" meta:cell-count="425" meta:object-count="0"/>
    <meta:user-defined meta:name="Info 1"/>
    <meta:user-defined meta:name="Info 2"/>
    <meta:user-defined meta:name="Info 3"/>
    <meta:user-defined meta:name="Info 4"/>
  </office:meta>
</office:document-meta>
</file>